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776e7" officeooo:paragraph-rsid="0018d147"/>
    </style:style>
    <style:style style:name="P2" style:family="paragraph" style:parent-style-name="Text_20_body">
      <style:text-properties officeooo:rsid="0018d147" officeooo:paragraph-rsid="0018d147"/>
    </style:style>
    <style:style style:name="P3" style:family="paragraph" style:parent-style-name="Text_20_body">
      <style:text-properties officeooo:rsid="001aa23c" officeooo:paragraph-rsid="001aa23c"/>
    </style:style>
    <style:style style:name="P4" style:family="paragraph" style:parent-style-name="Text_20_body">
      <style:text-properties officeooo:rsid="001feb2b" officeooo:paragraph-rsid="001feb2b"/>
    </style:style>
    <style:style style:name="P5" style:family="paragraph" style:parent-style-name="Text_20_body">
      <style:text-properties officeooo:rsid="001ca5ee" officeooo:paragraph-rsid="002472d8"/>
    </style:style>
    <style:style style:name="P6" style:family="paragraph" style:parent-style-name="Text_20_body">
      <style:text-properties officeooo:rsid="001ca5ee" officeooo:paragraph-rsid="001ca5ee"/>
    </style:style>
    <style:style style:name="P7" style:family="paragraph" style:parent-style-name="Text_20_body">
      <style:text-properties officeooo:rsid="00206788" officeooo:paragraph-rsid="00206788"/>
    </style:style>
    <style:style style:name="P8" style:family="paragraph" style:parent-style-name="Text_20_body">
      <style:text-properties officeooo:rsid="00229228" officeooo:paragraph-rsid="00229228"/>
    </style:style>
    <style:style style:name="P9" style:family="paragraph" style:parent-style-name="Text_20_body">
      <style:text-properties officeooo:rsid="00268b86" officeooo:paragraph-rsid="00268b86"/>
    </style:style>
    <style:style style:name="P10" style:family="paragraph" style:parent-style-name="Heading_20_1">
      <style:text-properties officeooo:rsid="001776e7" officeooo:paragraph-rsid="00268b86"/>
    </style:style>
    <style:style style:name="P11" style:family="paragraph" style:parent-style-name="Heading_20_1">
      <style:text-properties officeooo:rsid="0018d147" officeooo:paragraph-rsid="001776e7"/>
    </style:style>
    <style:style style:name="P12" style:family="paragraph" style:parent-style-name="Heading_20_1">
      <style:text-properties officeooo:rsid="001aa23c" officeooo:paragraph-rsid="001aa23c"/>
    </style:style>
    <style:style style:name="T1" style:family="text">
      <style:text-properties officeooo:rsid="0018d147"/>
    </style:style>
    <style:style style:name="T2" style:family="text">
      <style:text-properties officeooo:rsid="001aa23c"/>
    </style:style>
    <style:style style:name="T3" style:family="text">
      <style:text-properties officeooo:rsid="001b1c1e"/>
    </style:style>
    <style:style style:name="T4" style:family="text">
      <style:text-properties officeooo:rsid="0020b7ad"/>
    </style:style>
    <style:style style:name="T5" style:family="text">
      <style:text-properties officeooo:rsid="00243cbd"/>
    </style:style>
    <style:style style:name="T6" style:family="text">
      <style:text-properties officeooo:rsid="002472d8"/>
    </style:style>
    <style:style style:name="T7" style:family="text">
      <style:text-properties officeooo:rsid="0025ea28"/>
    </style:style>
    <style:style style:name="T8" style:family="text">
      <style:text-properties officeooo:rsid="00268b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tes on energy dashboard:</text:p>
      <text:h text:style-name="P10" text:outline-level="1"><text:span text:style-name="T8">Where to look for some of my source code:</text:span></text:h>
      <text:p text:style-name="P9">Most of the business logic is in the file: ControllerServlet.java</text:p>
      <text:p text:style-name="P9">I wrote the code for the business logic in the functions “GetEnergyChangeAfterIncrementLighting” through <text:s/>“getCddbyDate”</text:p>
      <text:p text:style-name="P9">For examples of these functions, </text:p>
      <text:p text:style-name="P9">GetEnergyChangeAfterIncrementHeatingOcc,</text:p>
      <text:p text:style-name="P9">SetPolicy,</text:p>
      <text:p text:style-name="P9">SetPolicyBuilding</text:p>
      <text:p text:style-name="P9">RecalculateDashboardPaybackScenario</text:p>
      <text:p text:style-name="P9">RecalculatePaybackScenarioByBuilding</text:p>
      <text:p text:style-name="P9">CalcSavingsToNowByCddHdd</text:p>
      <text:p text:style-name="P9">CalcPredictedSavingsByCddHdd</text:p>
      <text:p text:style-name="P9">SetupDashboardPage</text:p>
      <text:p text:style-name="P9">SetupScenarioPage</text:p>
      <text:p text:style-name="P9">etc.</text:p>
      <text:p text:style-name="P9"/>
      <text:h text:style-name="P10" text:outline-level="1">History (who wrote what)</text:h>
      <text:p text:style-name="P1">This project was designed by the client and by Jon Engelbert <text:span text:style-name="T8">(me)</text:span> <text:span text:style-name="T1">with help from Thien Nguyen, Jon's employee at the time.</text:span> <text:s/>The client was a start-up and lost interest before the project was complete, but I finished and delivered it anyway. <text:s/><text:span text:style-name="T1">Each source code file has an author's name at the top, but that only indicates the person who created the file, which is not necessarily the person who contributed the most to the file. <text:s/></text:span></text:p>
      <text:p text:style-name="P1">There are 3 authors: Jon Engelbert,(<text:span text:style-name="T8">a.k.a. </text:span>Jon and Engel-less), Thien Nguyen, and “Worman” who didn't use his real name because he was separately employed and he didn't want his employer to know his real name. <text:s/></text:p>
      <text:p text:style-name="P1"><text:span text:style-name="T1">- <text:s/>I set up the database schema and I was responsible for most of the application design. <text:s/></text:span>I was responsible for the business logic <text:span text:style-name="T3">from the beginning. <text:s/>Also, since Thien left the project in the early stages for full-time work, and <text:s/>“worman” was too busy with his full-time work and didn't contribute as </text:span><text:soft-page-break/><text:span text:style-name="T3">much as I hoped, so the meat of the development and debugging work fell into my lap. <text:s/>So I was</text:span> the <text:span text:style-name="T3">primary</text:span> developer for the <text:span text:style-name="T3">most critical stages</text:span> of the project <text:span text:style-name="T3">duration.</text:span> I <text:span text:style-name="T3">added and/or modified much of the crud and most of the business logic, as well as some of the JSP/view code</text:span>. <text:s/></text:p>
      <text:p text:style-name="P2">- Thien handled most of the JSP (html), css, and javascript, as well as some of the initial crud. Thien also helped with deployment and he helped guide Jon with critical elements such as integrating glassfish's authorization/authentication, and integrating High<text:span text:style-name="T7">Charts.</text:span></text:p>
      <text:p text:style-name="P2">- “Worman” contributed some of the crud and some html, but not much else. <text:s/></text:p>
      <text:h text:style-name="P11" text:outline-level="1">Deployment Status</text:h>
      <text:p text:style-name="Text_20_body"><text:span text:style-name="T6">Presently, I only</text:span> have this running on a <text:span text:style-name="T6">my fixed desktop machine at my home</text:span>, unfortunately. <text:s/><text:span text:style-name="T6">I am trying to get it to run on my laptop. <text:s/>I have been working through one issue after another, and now I'm getting errors from the glassfish server (Certificate has expired). <text:s/>Eventually, I'll fix it so that it runs on my laptop. <text:s/>It was written Java EE version 6, and it had been deployed on a glassfish server with MySQL.</text:span></text:p>
      <text:h text:style-name="Heading_20_1" text:outline-level="1">Documentation</text:h>
      <text:p text:style-name="P2">I (and also Thien) developed a mockup using a graphic prototyping software, which is in the “Pages” folder in the main product directory. <text:s/>This is presently in the form of static graphics files, but originally the links on the pages actually worked. <text:s/></text:p>
      <text:p text:style-name="P2">I <text:span text:style-name="T8">don't</text:span> have technical documentation on the business logic.</text:p>
      <text:h text:style-name="Heading_20_1" text:outline-level="1">Testing</text:h>
      <text:p text:style-name="P2">This is the most glaring deficiency in the project. <text:s/>I had no experience with automated testing when I took on this project. <text:s/>If I were to do it again, I'd start with beha<text:span text:style-name="T2">vi</text:span>oral test/documentation <text:span text:style-name="T2">with a tool such as cucumber. <text:s/>I'd work with the client to refine these over the project duration. <text:s/>And I'd use a tool such as Junit to build up a suite of repeatable tests that could be automated.</text:span></text:p>
      <text:p text:style-name="P4">I frustrated my client and myself because the client started with an empty database and tried operations that depended on non-empty databases, and my code wasn't checking for “nil” variables before calling class methods on them, nor was it wrapping the code in exception handling blocks. <text:s/>So I'd want to test for 'corner' cases such as empty database tables, and more.</text:p>
      <text:h text:style-name="P12" text:outline-level="1">Controller <text:s/>(Get/Post) processing smell<text:span text:style-name="T3">s</text:span></text:h>
      <text:p text:style-name="P3">ControllerServlet::doGet is way too long. <text:s/>ControllerServlet::doPost suffers from the same problem.</text:p>
      <text:p text:style-name="P3">In Rails, there's one controller per model, and each request is treated as a separate method within its related controller. <text:s/></text:p>
      <text:p text:style-name="P8"><text:soft-page-break/>JAX-RS provides a clean framework for RESTful routing Java applications, and my Energy Dashboard <text:s/>application could benefit from it.</text:p>
      <text:h text:style-name="Heading_20_1" text:outline-level="1">Database: <text:s/></text:h>
      <text:p text:style-name="P4"><text:span text:style-name="T4">T</text:span>he schema is good, but <text:span text:style-name="T4">the schema should be under</text:span> revision control.</text:p>
      <text:p text:style-name="P7">There should be a separate database for the “development” environment and for the “test” environment, and a way to “seed” it each. <text:s/>Actually, the testing functions should probably seed the test database.</text:p>
      <text:h text:style-name="Heading_20_1" text:outline-level="1">Refactor/improvements</text:h>
      <text:p text:style-name="P6">If I were to invest more time in this project...</text:p>
      <text:p text:style-name="P5">- <text:span text:style-name="T6">See Controller <text:s/>(Get/Post) processing <text:s/>(</text:span>Use <text:span text:style-name="T5">JAX-RS for </text:span>route (request/<text:span text:style-name="T5">service</text:span>) mappin<text:span text:style-name="T6">g.</text:span></text:p>
      <text:p text:style-name="P5">- … <text:span text:style-name="T6">more coming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2T12:24:19.816000000</meta:creation-date>
    <dc:date>2014-05-27T11:49:58.248000000</dc:date>
    <meta:editing-duration>P3DT19H37M45S</meta:editing-duration>
    <meta:editing-cycles>6</meta:editing-cycles>
    <meta:generator>LibreOffice/4.2.4.2$Windows_x86 LibreOffice_project/63150712c6d317d27ce2db16eb94c2f3d7b699f8</meta:generator>
    <meta:document-statistic meta:table-count="0" meta:image-count="0" meta:object-count="0" meta:page-count="3" meta:paragraph-count="40" meta:word-count="719" meta:character-count="4492" meta:non-whitespace-character-count="3774"/>
  </office:meta>
</office:document-meta>
</file>